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2cm"/>
    </style:style>
    <style:style style:name="co3" style:family="table-column">
      <style:table-column-properties fo:break-before="auto" style:column-width="2.729cm"/>
    </style:style>
    <style:style style:name="co4" style:family="table-column">
      <style:table-column-properties fo:break-before="auto" style:column-width="14.8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ETSE project timesheet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Hours Worked</text:p>
          </table:table-cell>
          <table:table-cell table:style-name="ce5" office:value-type="string" calcext:value-type="string">
            <text:p>Total Time (hrs)</text:p>
          </table:table-cell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Milestone</text:p>
          </table:table-cell>
        </table:table-row>
        <table:table-row table:style-name="ro3">
          <table:table-cell office:value-type="string" calcext:value-type="string">
            <text:p>Jan 1<text:span text:style-name="T1">st</text:span> 2015</text:p>
          </table:table-cell>
          <table:table-cell table:style-name="ce3" office:value-type="string" calcext:value-type="string">
            <text:p>9 am to 6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onoi data structure: created, closed &amp; clipped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2<text:span text:style-name="T1">nd</text:span> 2015</text:p>
          </table:table-cell>
          <table:table-cell table:style-name="ce3" office:value-type="string" calcext:value-type="string">
            <text:p>4 pm – 8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ed with Voronoi diagram to calculate cell-specific area, membrane domains and nearest <text:s text:c="2"/></text:p>
          </table:table-cell>
          <table:table-cell office:value-type="string" calcext:value-type="string">
            <text:p>Voronoi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ighbour matrices. </text:p>
          </table:table-cell>
          <table:table-cell/>
        </table:table-row>
        <table:table-row table:style-name="ro3">
          <table:table-cell office:value-type="string" calcext:value-type="string">
            <text:p>Jan 3<text:span text:style-name="T1">rd</text:span> 2015</text:p>
          </table:table-cell>
          <table:table-cell office:value-type="string" calcext:value-type="string">
            <text:p>9 am to 7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pre-defined special plotting functions to associate a data structure with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ll polygons, membrane-domains, smoother centres grid, and nearest-neighbour connections. </text:p>
          </table:table-cell>
          <table:table-cell/>
        </table:table-row>
        <table:table-row table:style-name="ro3">
          <table:table-cell office:value-type="string" calcext:value-type="string">
            <text:p>Jan 4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 Voronoi clip bug + concave hull for proper boundary and cluster shape specification 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8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 work on comp geom module and plotting <text:s/>(concave hull bug fixed + new structures)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9<text:span text:style-name="T1">th</text:span> 2015</text:p>
          </table:table-cell>
          <table:table-cell office:value-type="string" calcext:value-type="string">
            <text:p>1 p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ished the basic comp geom module (world.py) with cell-specific vector and ecm data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10<text:span text:style-name="T1">th</text:span> 2015</text:p>
          </table:table-cell>
          <table:table-cell office:value-type="string" calcext:value-type="string">
            <text:p>9 am to 1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ing and improving plots and preparing a progress report 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/>
          <table:table-cell office:value-type="string" calcext:value-type="string">
            <text:p>5 pm to 9 p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 gap junctions, improved plots, fixed documentation </text:p>
          </table:table-cell>
          <table:table-cell office:value-type="string" calcext:value-type="string">
            <text:p>Port </text:p>
          </table:table-cell>
        </table:table-row>
        <table:table-row table:style-name="ro2" table:number-rows-repeated="104856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00-00-00</text:date>, <text:time style:data-style-name="N2" text:time-value="21:06:35.794511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Pietak</meta:initial-creator>
    <meta:creation-date>2015-01-02T16:04:45.847523454</meta:creation-date>
    <meta:generator>LibreOffice/4.3.3.2$Linux_X86_64 LibreOffice_project/430m0$Build-2</meta:generator>
    <dc:date>2015-01-10T21:07:49.986982365</dc:date>
    <dc:creator>Alexis Pietak</dc:creator>
    <meta:editing-duration>PT9H43M41S</meta:editing-duration>
    <meta:editing-cycles>24</meta:editing-cycles>
    <meta:document-statistic meta:table-count="1" meta:cell-count="47" meta:object-count="0"/>
  </office:meta>
</office:document-meta>
</file>